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287767993983" calcext:value-type="float">
            <text:p>2.39288</text:p>
          </table:table-cell>
          <table:table-cell office:value-type="float" office:value="2.08118330194601" calcext:value-type="float">
            <text:p>2.08118</text:p>
          </table:table-cell>
          <table:table-cell office:value-type="float" office:value="2.79647206528562" calcext:value-type="float">
            <text:p>2.7964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8326586473479" calcext:value-type="float">
            <text:p>2.38327</text:p>
          </table:table-cell>
          <table:table-cell office:value-type="float" office:value="2.08375086951358" calcext:value-type="float">
            <text:p>2.08375</text:p>
          </table:table-cell>
          <table:table-cell office:value-type="float" office:value="2.78976637654604" calcext:value-type="float">
            <text:p>2.7897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79678111618" calcext:value-type="float">
            <text:p>2.2208</text:p>
          </table:table-cell>
          <table:table-cell office:value-type="float" office:value="2.37480426603826" calcext:value-type="float">
            <text:p>2.3748</text:p>
          </table:table-cell>
          <table:table-cell office:value-type="float" office:value="3.34010621299393" calcext:value-type="float">
            <text:p>3.3401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671071722733" calcext:value-type="float">
            <text:p>2.20671</text:p>
          </table:table-cell>
          <table:table-cell office:value-type="float" office:value="2.35947046083555" calcext:value-type="float">
            <text:p>2.35947</text:p>
          </table:table-cell>
          <table:table-cell office:value-type="float" office:value="3.33128163396781" calcext:value-type="float">
            <text:p>3.3312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100249967482" calcext:value-type="float">
            <text:p>2.341</text:p>
          </table:table-cell>
          <table:table-cell office:value-type="float" office:value="1.95600897507677" calcext:value-type="float">
            <text:p>1.95601</text:p>
          </table:table-cell>
          <table:table-cell office:value-type="float" office:value="2.37812422592084" calcext:value-type="float">
            <text:p>2.3781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84481656798" calcext:value-type="float">
            <text:p>2.33845</text:p>
          </table:table-cell>
          <table:table-cell office:value-type="float" office:value="1.97472432884862" calcext:value-type="float">
            <text:p>1.97472</text:p>
          </table:table-cell>
          <table:table-cell office:value-type="float" office:value="2.406292394089" calcext:value-type="float">
            <text:p>2.4062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6038208369722" calcext:value-type="float">
            <text:p>2.26038</text:p>
          </table:table-cell>
          <table:table-cell office:value-type="float" office:value="2.33503435333486" calcext:value-type="float">
            <text:p>2.33503</text:p>
          </table:table-cell>
          <table:table-cell office:value-type="float" office:value="3.58902637759558" calcext:value-type="float">
            <text:p>3.5890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92618625697" calcext:value-type="float">
            <text:p>2.25893</text:p>
          </table:table-cell>
          <table:table-cell office:value-type="float" office:value="2.33418192146921" calcext:value-type="float">
            <text:p>2.33418</text:p>
          </table:table-cell>
          <table:table-cell office:value-type="float" office:value="3.58429519844668" calcext:value-type="float">
            <text:p>3.584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1371179940253" calcext:value-type="float">
            <text:p>2.31371</text:p>
          </table:table-cell>
          <table:table-cell office:value-type="float" office:value="2.15897745482911" calcext:value-type="float">
            <text:p>2.15898</text:p>
          </table:table-cell>
          <table:table-cell office:value-type="float" office:value="2.89564884136984" calcext:value-type="float">
            <text:p>2.8956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59557945295" calcext:value-type="float">
            <text:p>2.2346</text:p>
          </table:table-cell>
          <table:table-cell office:value-type="float" office:value="2.31173419612732" calcext:value-type="float">
            <text:p>2.31173</text:p>
          </table:table-cell>
          <table:table-cell office:value-type="float" office:value="3.00131064399995" calcext:value-type="float">
            <text:p>3.0013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17911822588" calcext:value-type="float">
            <text:p>2.19218</text:p>
          </table:table-cell>
          <table:table-cell office:value-type="float" office:value="2.31172067028056" calcext:value-type="float">
            <text:p>2.31172</text:p>
          </table:table-cell>
          <table:table-cell office:value-type="float" office:value="2.99430518646611" calcext:value-type="float">
            <text:p>2.9943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31048639587035" calcext:value-type="float">
            <text:p>2.31049</text:p>
          </table:table-cell>
          <table:table-cell office:value-type="float" office:value="2.14667848343885" calcext:value-type="float">
            <text:p>2.14668</text:p>
          </table:table-cell>
          <table:table-cell office:value-type="float" office:value="2.9222947719264" calcext:value-type="float">
            <text:p>2.9222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31016200003" calcext:value-type="float">
            <text:p>2.21031</text:p>
          </table:table-cell>
          <table:table-cell office:value-type="float" office:value="2.30967171706463" calcext:value-type="float">
            <text:p>2.30967</text:p>
          </table:table-cell>
          <table:table-cell office:value-type="float" office:value="2.98923955678623" calcext:value-type="float">
            <text:p>2.9892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761444598438" calcext:value-type="float">
            <text:p>2.30761</text:p>
          </table:table-cell>
          <table:table-cell office:value-type="float" office:value="2.12956917195401" calcext:value-type="float">
            <text:p>2.12957</text:p>
          </table:table-cell>
          <table:table-cell office:value-type="float" office:value="2.71930558910914" calcext:value-type="float">
            <text:p>2.7193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700002402932" calcext:value-type="float">
            <text:p>2.307</text:p>
          </table:table-cell>
          <table:table-cell office:value-type="float" office:value="2.15496710103199" calcext:value-type="float">
            <text:p>2.15497</text:p>
          </table:table-cell>
          <table:table-cell office:value-type="float" office:value="2.92798378444851" calcext:value-type="float">
            <text:p>2.9279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579176593947" calcext:value-type="float">
            <text:p>2.30579</text:p>
          </table:table-cell>
          <table:table-cell office:value-type="float" office:value="2.12534329311548" calcext:value-type="float">
            <text:p>2.12534</text:p>
          </table:table-cell>
          <table:table-cell office:value-type="float" office:value="2.71742549240722" calcext:value-type="float">
            <text:p>2.7174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47647835217" calcext:value-type="float">
            <text:p>2.30476</text:p>
          </table:table-cell>
          <table:table-cell office:value-type="float" office:value="2.11165967164373" calcext:value-type="float">
            <text:p>2.11166</text:p>
          </table:table-cell>
          <table:table-cell office:value-type="float" office:value="2.71164294011412" calcext:value-type="float">
            <text:p>2.7116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0347628616568" calcext:value-type="float">
            <text:p>2.30348</text:p>
          </table:table-cell>
          <table:table-cell office:value-type="float" office:value="2.17893002998674" calcext:value-type="float">
            <text:p>2.17893</text:p>
          </table:table-cell>
          <table:table-cell office:value-type="float" office:value="2.89502412223061" calcext:value-type="float">
            <text:p>2.8950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223897782355" calcext:value-type="float">
            <text:p>2.30224</text:p>
          </table:table-cell>
          <table:table-cell office:value-type="float" office:value="2.20725785966266" calcext:value-type="float">
            <text:p>2.20726</text:p>
          </table:table-cell>
          <table:table-cell office:value-type="float" office:value="3.0249779394001" calcext:value-type="float">
            <text:p>3.0249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973044108485" calcext:value-type="float">
            <text:p>2.29973</text:p>
          </table:table-cell>
          <table:table-cell office:value-type="float" office:value="2.13620388147884" calcext:value-type="float">
            <text:p>2.1362</text:p>
          </table:table-cell>
          <table:table-cell office:value-type="float" office:value="2.70871582302355" calcext:value-type="float">
            <text:p>2.7087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566626119807" calcext:value-type="float">
            <text:p>2.29567</text:p>
          </table:table-cell>
          <table:table-cell office:value-type="float" office:value="2.21225235687453" calcext:value-type="float">
            <text:p>2.21225</text:p>
          </table:table-cell>
          <table:table-cell office:value-type="float" office:value="3.01617506071433" calcext:value-type="float">
            <text:p>3.016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33845529111" calcext:value-type="float">
            <text:p>2.29338</text:p>
          </table:table-cell>
          <table:table-cell office:value-type="float" office:value="2.18712203984091" calcext:value-type="float">
            <text:p>2.18712</text:p>
          </table:table-cell>
          <table:table-cell office:value-type="float" office:value="3.08116458038856" calcext:value-type="float">
            <text:p>3.0811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8624938720556" calcext:value-type="float">
            <text:p>2.18625</text:p>
          </table:table-cell>
          <table:table-cell office:value-type="float" office:value="2.29243248665274" calcext:value-type="float">
            <text:p>2.29243</text:p>
          </table:table-cell>
          <table:table-cell office:value-type="float" office:value="2.98954569150762" calcext:value-type="float">
            <text:p>2.9895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98856493784" calcext:value-type="float">
            <text:p>2.21799</text:p>
          </table:table-cell>
          <table:table-cell office:value-type="float" office:value="2.2921537729065" calcext:value-type="float">
            <text:p>2.29215</text:p>
          </table:table-cell>
          <table:table-cell office:value-type="float" office:value="2.86535227027096" calcext:value-type="float">
            <text:p>2.8653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9339559206" calcext:value-type="float">
            <text:p>2.26193</text:p>
          </table:table-cell>
          <table:table-cell office:value-type="float" office:value="2.28406796648391" calcext:value-type="float">
            <text:p>2.28407</text:p>
          </table:table-cell>
          <table:table-cell office:value-type="float" office:value="3.12776085174694" calcext:value-type="float">
            <text:p>3.12776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112417790816" calcext:value-type="float">
            <text:p>2.28112</text:p>
          </table:table-cell>
          <table:table-cell office:value-type="float" office:value="2.23564180395282" calcext:value-type="float">
            <text:p>2.23564</text:p>
          </table:table-cell>
          <table:table-cell office:value-type="float" office:value="3.06246682663366" calcext:value-type="float">
            <text:p>3.0624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10576474678" calcext:value-type="float">
            <text:p>2.28106</text:p>
          </table:table-cell>
          <table:table-cell office:value-type="float" office:value="2.24452839414057" calcext:value-type="float">
            <text:p>2.24453</text:p>
          </table:table-cell>
          <table:table-cell office:value-type="float" office:value="3.05977056324773" calcext:value-type="float">
            <text:p>3.0597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98426483634" calcext:value-type="float">
            <text:p>2.28098</text:p>
          </table:table-cell>
          <table:table-cell office:value-type="float" office:value="2.18718749336763" calcext:value-type="float">
            <text:p>2.18719</text:p>
          </table:table-cell>
          <table:table-cell office:value-type="float" office:value="3.07560536022786" calcext:value-type="float">
            <text:p>3.07561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52079891621" calcext:value-type="float">
            <text:p>2.27252</text:p>
          </table:table-cell>
          <table:table-cell office:value-type="float" office:value="2.2704301910938" calcext:value-type="float">
            <text:p>2.27043</text:p>
          </table:table-cell>
          <table:table-cell office:value-type="float" office:value="3.13492001070205" calcext:value-type="float">
            <text:p>3.13492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576933781468" calcext:value-type="float">
            <text:p>2.25577</text:p>
          </table:table-cell>
          <table:table-cell office:value-type="float" office:value="2.11911508950684" calcext:value-type="float">
            <text:p>2.11912</text:p>
          </table:table-cell>
          <table:table-cell office:value-type="float" office:value="2.73882131549837" calcext:value-type="float">
            <text:p>2.7388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22651849403" calcext:value-type="float">
            <text:p>2.25523</text:p>
          </table:table-cell>
          <table:table-cell office:value-type="float" office:value="2.11527517472588" calcext:value-type="float">
            <text:p>2.11528</text:p>
          </table:table-cell>
          <table:table-cell office:value-type="float" office:value="2.7375704943185" calcext:value-type="float">
            <text:p>2.737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1688665104129" calcext:value-type="float">
            <text:p>2.21689</text:p>
          </table:table-cell>
          <table:table-cell office:value-type="float" office:value="2.25226422424815" calcext:value-type="float">
            <text:p>2.25226</text:p>
          </table:table-cell>
          <table:table-cell office:value-type="float" office:value="2.84809337927702" calcext:value-type="float">
            <text:p>2.8480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4450472702496" calcext:value-type="float">
            <text:p>2.2445</text:p>
          </table:table-cell>
          <table:table-cell office:value-type="float" office:value="2.29944683871334" calcext:value-type="float">
            <text:p>2.29945</text:p>
          </table:table-cell>
          <table:table-cell office:value-type="float" office:value="3.08659228345115" calcext:value-type="float">
            <text:p>3.08659</text:p>
          </table:table-cell>
          <table:table-cell office:value-type="float" office:value="35223000" calcext:value-type="float">
            <text:p>3522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99977949564" calcext:value-type="float">
            <text:p>2.244</text:p>
          </table:table-cell>
          <table:table-cell office:value-type="float" office:value="2.28127567426983" calcext:value-type="float">
            <text:p>2.28128</text:p>
          </table:table-cell>
          <table:table-cell office:value-type="float" office:value="3.08356385933518" calcext:value-type="float">
            <text:p>3.0835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42881200526" calcext:value-type="float">
            <text:p>2.23943</text:p>
          </table:table-cell>
          <table:table-cell office:value-type="float" office:value="2.25492884520565" calcext:value-type="float">
            <text:p>2.25493</text:p>
          </table:table-cell>
          <table:table-cell office:value-type="float" office:value="2.97344336084021" calcext:value-type="float">
            <text:p>2.9734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15976169184" calcext:value-type="float">
            <text:p>2.23916</text:p>
          </table:table-cell>
          <table:table-cell office:value-type="float" office:value="2.25427726988244" calcext:value-type="float">
            <text:p>2.25428</text:p>
          </table:table-cell>
          <table:table-cell office:value-type="float" office:value="2.97323517320008" calcext:value-type="float">
            <text:p>2.9732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81899560263" calcext:value-type="float">
            <text:p>2.23482</text:p>
          </table:table-cell>
          <table:table-cell office:value-type="float" office:value="2.26655700815159" calcext:value-type="float">
            <text:p>2.26656</text:p>
          </table:table-cell>
          <table:table-cell office:value-type="float" office:value="3.07282936778855" calcext:value-type="float">
            <text:p>3.0728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185313573517" calcext:value-type="float">
            <text:p>2.23185</text:p>
          </table:table-cell>
          <table:table-cell office:value-type="float" office:value="2.30985313573517" calcext:value-type="float">
            <text:p>2.30985</text:p>
          </table:table-cell>
          <table:table-cell office:value-type="float" office:value="3.09590733327655" calcext:value-type="float">
            <text:p>3.09591</text:p>
          </table:table-cell>
          <table:table-cell office:value-type="float" office:value="35223000" calcext:value-type="float">
            <text:p>3522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886689107265" calcext:value-type="float">
            <text:p>2.22887</text:p>
          </table:table-cell>
          <table:table-cell office:value-type="float" office:value="2.27386125266023" calcext:value-type="float">
            <text:p>2.27386</text:p>
          </table:table-cell>
          <table:table-cell office:value-type="float" office:value="2.91242977420914" calcext:value-type="float">
            <text:p>2.9124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02536579024" calcext:value-type="float">
            <text:p>2.21503</text:p>
          </table:table-cell>
          <table:table-cell office:value-type="float" office:value="2.26670575400695" calcext:value-type="float">
            <text:p>2.26671</text:p>
          </table:table-cell>
          <table:table-cell office:value-type="float" office:value="2.92152415190646" calcext:value-type="float">
            <text:p>2.9215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363071224417" calcext:value-type="float">
            <text:p>2.21363</text:p>
          </table:table-cell>
          <table:table-cell office:value-type="float" office:value="2.36065016388007" calcext:value-type="float">
            <text:p>2.36065</text:p>
          </table:table-cell>
          <table:table-cell office:value-type="float" office:value="3.26840196741104" calcext:value-type="float">
            <text:p>3.2684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24070744042" calcext:value-type="float">
            <text:p>2.20724</text:p>
          </table:table-cell>
          <table:table-cell office:value-type="float" office:value="2.33047075311145" calcext:value-type="float">
            <text:p>2.33047</text:p>
          </table:table-cell>
          <table:table-cell office:value-type="float" office:value="3.22333074015976" calcext:value-type="float">
            <text:p>3.22333</text:p>
          </table:table-cell>
          <table:table-cell office:value-type="float" office:value="35284950" calcext:value-type="float">
            <text:p>35284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878968548445" calcext:value-type="float">
            <text:p>2.19879</text:p>
          </table:table-cell>
          <table:table-cell office:value-type="float" office:value="2.33451492574233" calcext:value-type="float">
            <text:p>2.33451</text:p>
          </table:table-cell>
          <table:table-cell office:value-type="float" office:value="2.91142017530097" calcext:value-type="float">
            <text:p>2.9114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32276325888" calcext:value-type="float">
            <text:p>2.19532</text:p>
          </table:table-cell>
          <table:table-cell office:value-type="float" office:value="2.41186059035802" calcext:value-type="float">
            <text:p>2.41186</text:p>
          </table:table-cell>
          <table:table-cell office:value-type="float" office:value="3.12730988919656" calcext:value-type="float">
            <text:p>3.1273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242031806341" calcext:value-type="float">
            <text:p>2.30242</text:p>
          </table:table-cell>
          <table:table-cell office:value-type="float" office:value="2.18716220781405" calcext:value-type="float">
            <text:p>2.18716</text:p>
          </table:table-cell>
          <table:table-cell office:value-type="float" office:value="2.90381616721015" calcext:value-type="float">
            <text:p>2.9038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046795597204" calcext:value-type="float">
            <text:p>2.29047</text:p>
          </table:table-cell>
          <table:table-cell office:value-type="float" office:value="2.18637961750325" calcext:value-type="float">
            <text:p>2.18638</text:p>
          </table:table-cell>
          <table:table-cell office:value-type="float" office:value="2.97603655151076" calcext:value-type="float">
            <text:p>2.976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1158891767696" calcext:value-type="float">
            <text:p>2.31159</text:p>
          </table:table-cell>
          <table:table-cell office:value-type="float" office:value="2.18486313887958" calcext:value-type="float">
            <text:p>2.18486</text:p>
          </table:table-cell>
          <table:table-cell office:value-type="float" office:value="2.88891719637185" calcext:value-type="float">
            <text:p>2.8889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869054333123" calcext:value-type="float">
            <text:p>2.17869</text:p>
          </table:table-cell>
          <table:table-cell office:value-type="float" office:value="2.33315865430146" calcext:value-type="float">
            <text:p>2.33316</text:p>
          </table:table-cell>
          <table:table-cell office:value-type="float" office:value="2.94506133837666" calcext:value-type="float">
            <text:p>2.9450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574766572999" calcext:value-type="float">
            <text:p>2.17575</text:p>
          </table:table-cell>
          <table:table-cell office:value-type="float" office:value="2.24320478424691" calcext:value-type="float">
            <text:p>2.2432</text:p>
          </table:table-cell>
          <table:table-cell office:value-type="float" office:value="2.89002589630458" calcext:value-type="float">
            <text:p>2.8900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33926984571" calcext:value-type="float">
            <text:p>2.17339</text:p>
          </table:table-cell>
          <table:table-cell office:value-type="float" office:value="2.23878616546792" calcext:value-type="float">
            <text:p>2.23879</text:p>
          </table:table-cell>
          <table:table-cell office:value-type="float" office:value="2.87541885471368" calcext:value-type="float">
            <text:p>2.8754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122178327174" calcext:value-type="float">
            <text:p>2.17122</text:p>
          </table:table-cell>
          <table:table-cell office:value-type="float" office:value="2.44269461790068" calcext:value-type="float">
            <text:p>2.44269</text:p>
          </table:table-cell>
          <table:table-cell office:value-type="float" office:value="3.20122747546833" calcext:value-type="float">
            <text:p>3.20123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873423672175" calcext:value-type="float">
            <text:p>2.16873</text:p>
          </table:table-cell>
          <table:table-cell office:value-type="float" office:value="2.44293264234031" calcext:value-type="float">
            <text:p>2.44293</text:p>
          </table:table-cell>
          <table:table-cell office:value-type="float" office:value="3.22344437364598" calcext:value-type="float">
            <text:p>3.22344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212918690736" calcext:value-type="float">
            <text:p>2.16213</text:p>
          </table:table-cell>
          <table:table-cell office:value-type="float" office:value="2.44239960968159" calcext:value-type="float">
            <text:p>2.4424</text:p>
          </table:table-cell>
          <table:table-cell office:value-type="float" office:value="3.30750013788422" calcext:value-type="float">
            <text:p>3.307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017473819676" calcext:value-type="float">
            <text:p>2.16017</text:p>
          </table:table-cell>
          <table:table-cell office:value-type="float" office:value="2.42178038932847" calcext:value-type="float">
            <text:p>2.42178</text:p>
          </table:table-cell>
          <table:table-cell office:value-type="float" office:value="3.32978019134087" calcext:value-type="float">
            <text:p>3.3297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98668775593" calcext:value-type="float">
            <text:p>2.15987</text:p>
          </table:table-cell>
          <table:table-cell office:value-type="float" office:value="2.39979314994721" calcext:value-type="float">
            <text:p>2.39979</text:p>
          </table:table-cell>
          <table:table-cell office:value-type="float" office:value="3.1223230982559" calcext:value-type="float">
            <text:p>3.1223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744012274255" calcext:value-type="float">
            <text:p>2.29744</text:p>
          </table:table-cell>
          <table:table-cell office:value-type="float" office:value="2.15631419154224" calcext:value-type="float">
            <text:p>2.15631</text:p>
          </table:table-cell>
          <table:table-cell office:value-type="float" office:value="2.94958451477276" calcext:value-type="float">
            <text:p>2.9495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268742326825" calcext:value-type="float">
            <text:p>2.32269</text:p>
          </table:table-cell>
          <table:table-cell office:value-type="float" office:value="2.13617424130044" calcext:value-type="float">
            <text:p>2.13617</text:p>
          </table:table-cell>
          <table:table-cell office:value-type="float" office:value="2.86090336143358" calcext:value-type="float">
            <text:p>2.860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086847983182" calcext:value-type="float">
            <text:p>2.35087</text:p>
          </table:table-cell>
          <table:table-cell office:value-type="float" office:value="2.13111201529196" calcext:value-type="float">
            <text:p>2.13111</text:p>
          </table:table-cell>
          <table:table-cell office:value-type="float" office:value="2.87068919772316" calcext:value-type="float">
            <text:p>2.8706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35500778126" calcext:value-type="float">
            <text:p>2.11355</text:p>
          </table:table-cell>
          <table:table-cell office:value-type="float" office:value="2.4693164506148" calcext:value-type="float">
            <text:p>2.46932</text:p>
          </table:table-cell>
          <table:table-cell office:value-type="float" office:value="3.17135071642715" calcext:value-type="float">
            <text:p>3.1713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0319194197908" calcext:value-type="float">
            <text:p>2.10319</text:p>
          </table:table-cell>
          <table:table-cell office:value-type="float" office:value="2.49100401572366" calcext:value-type="float">
            <text:p>2.491</text:p>
          </table:table-cell>
          <table:table-cell office:value-type="float" office:value="3.17898288122872" calcext:value-type="float">
            <text:p>3.1789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0" calcext:value-type="float">
            <text:p>0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0" calcext:value-type="float">
            <text:p>0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5" calcext:value-type="float">
            <text:p>5</text:p>
          </table:table-cell>
          <table:table-cell table:formula="of:=SUM([.V1:.V5])" office:value-type="float" office:value="5" calcext:value-type="float">
            <text:p>5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0" calcext:value-type="float">
            <text:p>0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5" calcext:value-type="float">
            <text:p>5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6:05.616953527</dc:date>
    <meta:document-statistic meta:table-count="1" meta:cell-count="4640" meta:object-count="0"/>
    <meta:generator>LibreOffice/4.2.8.2$Linux_X86_64 LibreOffice_project/420m0$Build-2</meta:generator>
  </office:meta>
</office:document-meta>
</file>